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c9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line {</text:p>
      <text:p text:style-name="P1"><text:s text:c="4"/>agent any</text:p>
      <text:p text:style-name="P1"/>
      <text:p text:style-name="P1"><text:s text:c="4"/>tools {</text:p>
      <text:p text:style-name="P1"><text:s text:c="8"/>terraform 'terraform-1'</text:p>
      <text:p text:style-name="P1"><text:s text:c="4"/>} </text:p>
      <text:p text:style-name="P1"><text:s text:c="4"/>stages{</text:p>
      <text:p text:style-name="P1"><text:s text:c="8"/>stage('Git Checkout'){</text:p>
      <text:p text:style-name="P1"><text:s text:c="11"/>steps{</text:p>
      <text:p text:style-name="P1"><text:s text:c="15"/>git credentialsId: '57c351ca-38a8-4c5f-b366-a70900bef2a6', url: 'https://github.com/lijitijil/Terraform'</text:p>
      <text:p text:style-name="P1"><text:s text:c="11"/>}</text:p>
      <text:p text:style-name="P1"><text:s text:c="7"/>}</text:p>
      <text:p text:style-name="P1"><text:s text:c="8"/>stage('Terraform init'){</text:p>
      <text:p text:style-name="P1"><text:s text:c="11"/>steps{</text:p>
      <text:p text:style-name="P1"><text:s text:c="15"/>sh 'terraform init'</text:p>
      <text:p text:style-name="P1"><text:s text:c="12"/></text:p>
      <text:p text:style-name="P1"><text:s text:c="11"/>}</text:p>
      <text:p text:style-name="P1"><text:s text:c="7"/>}</text:p>
      <text:p text:style-name="P1"><text:s text:c="7"/>stage('Terraform apply'){</text:p>
      <text:p text:style-name="P1"><text:s text:c="11"/>steps{</text:p>
      <text:p text:style-name="P1"><text:s text:c="15"/>sh 'terraform apply --auto-approve '</text:p>
      <text:p text:style-name="P1"><text:s text:c="12"/></text:p>
      <text:p text:style-name="P1"><text:s text:c="11"/>}</text:p>
      <text:p text:style-name="P1"><text:s text:c="7"/>}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7:13:40.231877691</meta:creation-date>
    <dc:date>2022-02-16T17:26:23.459652470</dc:date>
    <meta:editing-duration>PT2M33S</meta:editing-duration>
    <meta:editing-cycles>1</meta:editing-cycles>
    <meta:document-statistic meta:table-count="0" meta:image-count="0" meta:object-count="0" meta:page-count="1" meta:paragraph-count="25" meta:word-count="41" meta:character-count="521" meta:non-whitespace-character-count="296"/>
    <meta:generator>LibreOffice/6.4.7.2$Linux_X86_64 LibreOffice_project/40$Build-2</meta:generator>
  </office:meta>
</office:document-meta>
</file>